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928f2a" officeooo:paragraph-rsid="00928f2a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29c252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f228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rsid="004965d3" officeooo:paragraph-rsid="004965d3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29c252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6a78af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3f228a" officeooo:paragraph-rsid="003f228a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5066c" officeooo:paragraph-rsid="0045066c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76d774" officeooo:paragraph-rsid="0023b53c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9103c8" officeooo:paragraph-rsid="009103c8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40f0b0"/>
    </style:style>
    <style:style style:name="P2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8d56f5"/>
    </style:style>
    <style:style style:name="P2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30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8d56f5" officeooo:paragraph-rsid="008d56f5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style:font-size-asian="12pt" style:font-size-complex="12pt"/>
    </style:style>
    <style:style style:name="P3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97bd8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78c846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e0484" officeooo:paragraph-rsid="003e0484" style:font-name-asian="Times New Roman1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922620" officeooo:paragraph-rsid="00922620" style:font-name-asian="Times New Roman1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3e0484"/>
    </style:style>
    <style:style style:name="P3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147c06" style:font-name-asian="Times New Roman1" style:font-size-asian="12pt" style:font-name-complex="Times New Roman1" style:font-size-complex="12pt"/>
    </style:style>
    <style:style style:name="P4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910f79" style:font-name-asian="Times New Roman1" style:font-size-asian="12pt" style:font-name-complex="Times New Roman1" style:font-size-complex="12pt"/>
    </style:style>
    <style:style style:name="P4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2f99d2" officeooo:paragraph-rsid="002f99d2" style:font-name-asian="Times New Roman1" style:font-size-asian="12pt" style:font-name-complex="Times New Roman1" style:font-size-complex="12pt"/>
    </style:style>
    <style:style style:name="P4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55e68" officeooo:paragraph-rsid="00255e68" style:font-name-asian="Times New Roman1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34faf1" style:font-name-asian="Times New Roman1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301ba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dd61b" officeooo:paragraph-rsid="0076ea07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rsid="00187fe3" officeooo:paragraph-rsid="00255e68" style:font-name-asian="Times New Roman1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55e68"/>
    </style:style>
    <style:style style:name="P4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f5203"/>
    </style:style>
    <style:style style:name="P5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147c06"/>
    </style:style>
    <style:style style:name="P51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5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95162d" officeooo:paragraph-rsid="0095162d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s" fo:country="ES" fo:font-weight="bold" officeooo:rsid="0040f0b0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officeooo:rsid="0040f0b0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s" fo:country="ES" officeooo:rsid="008d56f5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es" fo:country="ES" officeooo:rsid="009483f7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es" fo:country="ES" officeooo:rsid="0094994d" style:font-name-asian="Times New Roman1" style:font-size-asian="12pt" style:font-name-complex="Times New Roman1" style:font-size-complex="12pt"/>
    </style:style>
    <style:style style:name="T8" style:family="text">
      <style:text-properties officeooo:rsid="001dc494"/>
    </style:style>
    <style:style style:name="T9" style:family="text">
      <style:text-properties officeooo:rsid="001e5373"/>
    </style:style>
    <style:style style:name="T10" style:family="text">
      <style:text-properties officeooo:rsid="0029c252"/>
    </style:style>
    <style:style style:name="T11" style:family="text"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use-window-font-color="true" style:font-name="Times New Roman" fo:font-size="12pt" fo:language="es" fo:country="ES" fo:font-weight="bold" officeooo:rsid="00147c06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use-window-font-color="true" style:font-name="Times New Roman" fo:font-size="12pt" fo:language="es" fo:country="ES" fo:font-weight="bold" officeooo:rsid="00019776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use-window-font-color="true" style:font-name="Times New Roman" fo:font-size="12pt" fo:language="es" fo:country="ES" fo:font-weight="bold" officeooo:rsid="003e0484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use-window-font-color="true" style:font-name="Times New Roman" fo:font-size="12pt" fo:language="es" fo:country="ES" fo:font-weight="bold" officeooo:rsid="0076d774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use-window-font-color="true" style:font-name="Times New Roman" fo:font-size="12pt" fo:language="es" fo:country="ES" fo:font-weight="bold" officeooo:rsid="00255e68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use-window-font-color="true" style:font-name="Times New Roman" fo:font-size="12pt" fo:language="es" fo:country="ES" fo:font-weight="bold" officeooo:rsid="0076ea07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use-window-font-color="true" style:font-name="Times New Roman" fo:font-size="12pt" fo:language="es" fo:country="ES" fo:font-weight="bold" officeooo:rsid="002f5203" style:font-name-asian="Times New Roman1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use-window-font-color="true" style:font-name="Times New Roman" fo:font-size="12pt" fo:language="es" fo:country="ES" fo:font-weight="bold" officeooo:rsid="0078c846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use-window-font-color="true" style:font-name="Times New Roman" fo:font-size="12pt" fo:language="es" fo:country="ES" fo:font-weight="bold" officeooo:rsid="00896985" style:font-name-asian="Times New Roman1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use-window-font-color="true" style:font-name="Times New Roman" fo:font-size="12pt" fo:language="es" fo:country="ES" fo:font-weight="bold" officeooo:rsid="00928f2a" style:font-name-asian="Times New Roman1" style:font-size-asian="12pt" style:font-weight-asian="bold" style:font-name-complex="Times New Roman1" style:font-size-complex="12pt" style:font-weight-complex="bold"/>
    </style:style>
    <style:style style:name="T22" style:family="text">
      <style:text-properties officeooo:rsid="003f228a"/>
    </style:style>
    <style:style style:name="T23" style:family="text">
      <style:text-properties officeooo:rsid="00497bd8"/>
    </style:style>
    <style:style style:name="T24" style:family="text">
      <style:text-properties officeooo:rsid="002e682b"/>
    </style:style>
    <style:style style:name="T25" style:family="text">
      <style:text-properties fo:color="#000000" fo:language="es" fo:country="ES" style:font-name-complex="Arial1"/>
    </style:style>
    <style:style style:name="T26" style:family="text">
      <style:text-properties fo:color="#000000" fo:language="es" fo:country="ES" fo:font-weight="bold" style:font-weight-asian="bold" style:font-name-complex="Arial1" style:font-weight-complex="bold"/>
    </style:style>
    <style:style style:name="T27" style:family="text">
      <style:text-properties officeooo:rsid="007a5c74"/>
    </style:style>
    <style:style style:name="T28" style:family="text">
      <style:text-properties officeooo:rsid="008b60b0"/>
    </style:style>
    <style:style style:name="T29" style:family="text">
      <style:text-properties officeooo:rsid="008b9b22"/>
    </style:style>
    <style:style style:name="T30" style:family="text">
      <style:text-properties officeooo:rsid="009103c8"/>
    </style:style>
    <style:style style:name="T31" style:family="text">
      <style:text-properties officeooo:rsid="00922620"/>
    </style:style>
    <style:style style:name="T32" style:family="text">
      <style:text-properties officeooo:rsid="00928f2a"/>
    </style:style>
    <style:style style:name="T33" style:family="text">
      <style:text-properties officeooo:rsid="0094994d"/>
    </style:style>
    <style:style style:name="T34" style:family="text">
      <style:text-properties officeooo:rsid="009516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9">C</text:span>ontrato de alquiler de plaza de garaje</text:p>
      <text:p text:style-name="P18"/>
      <text:p text:style-name="P3">En <text:span text:style-name="T8">id-unid-1</text:span>, a <text:s/><text:span text:style-name="T9">id-unid-2</text:span></text:p>
      <text:p text:style-name="P4"/>
      <text:p text:style-name="P6">REUNIDOS</text:p>
      <text:p text:style-name="P5"/>
      <text:p text:style-name="P5">De una parte,</text:p>
      <text:p text:style-name="P1">id-unid-3</text:p>
      <text:p text:style-name="P25"><text:span text:style-name="T4">Como parte</text:span><text:span text:style-name="T3"> </text:span><text:span text:style-name="T2">ARRENDADORA</text:span><text:span text:style-name="T3">.</text:span></text:p>
      <text:p text:style-name="P28"/>
      <text:p text:style-name="P5">De otra parte,</text:p>
      <text:p text:style-name="P2">id-unid-4</text:p>
      <text:p text:style-name="P26"><text:span text:style-name="T4">Como parte</text:span><text:span text:style-name="T3"> </text:span><text:span text:style-name="T2">ARRENDATARIA</text:span><text:span text:style-name="T3">.</text:span></text:p>
      <text:p text:style-name="P28"/>
      <text:p text:style-name="P28"/>
      <text:p text:style-name="P32"><text:span text:style-name="T25">Las partes, ARRENDADORA y ARRENDATARIA, se reconocen recíprocamente capacidad legal suficiente para otorgar el presente contrato, y manifiestan haber acordado formalizar en este documento un </text:span><text:span text:style-name="T26">CONTRATO DE ARRENDAMIENTO DE PLAZA DE GARAJE</text:span><text:span text:style-name="T25">, que se regirá con arreglo a las siguientes estipulaciones.</text:span></text:p>
      <text:p text:style-name="P28"/>
      <text:p text:style-name="P29"/>
      <text:p text:style-name="P5">EXPONEN</text:p>
      <text:p text:style-name="P31"/>
      <text:p text:style-name="P27"><text:span text:style-name="T1">I. </text:span><text:span text:style-name="T3">Que la parte ARRENDADORA es propietaria de pleno dominio de la plaza de garaje situada en </text:span><text:span text:style-name="T6">id-unid-new2</text:span><text:span text:style-name="T5">, objeto de este contrato de alquiler, con los siguientes datos identificativos: </text:span><text:span text:style-name="T7">id-unid-new3</text:span></text:p>
      <text:p text:style-name="P30"/>
      <text:p text:style-name="P30">Teniendo en cuenta que en el contrato de arrendamiento de plaza de garaje lo es de cuerpo cierto, si hubiera diferencia entre los metros cuadrados o superficie real y la superficie descrita en el presente contrato, ésto no afectará a las estipulaciones pactadas en el presente contrato, y en concreto, no afectará al precio establecido de renta, que se mantendrá invariable.</text:p>
      <text:p text:style-name="P24"><text:span text:style-name="T1">II. </text:span><text:span text:style-name="T3">Que la parte ARRENDADORA está interesada en ceder en arrendamiento la plaza de garaje anteriormente descrita y la parte ARRENDATARIA está interesada en arrendarla. Ambas partes otorgan el presente contrato bajo los términos y condiciones que se regularán a continuación. </text:span></text:p>
      <text:p text:style-name="P22"/>
      <text:p text:style-name="P7">CLÁUSULAS</text:p>
      <text:p text:style-name="P7"><text:soft-page-break/></text:p>
      <text:p text:style-name="P9"><text:span text:style-name="T10">PRIMERA</text:span>. USO DE LA PLAZA DE GARAJE</text:p>
      <text:p text:style-name="P13">La plaza de garaje arrendada se destinará a aparcar <text:span text:style-name="T33">id-unid-new4. Queda expresamente prohibido ocupar dicha plaza con otro objeto.</text:span></text:p>
      <text:p text:style-name="P12"><text:s/></text:p>
      <text:p text:style-name="P19"><text:span text:style-name="T12">SEGUNDA</text:span><text:span text:style-name="T11">. </text:span><text:span text:style-name="T20">DURACIÓN Y PRÓRROGAS</text:span></text:p>
      <text:p text:style-name="P16">Las partes pactan libremente que la duración del presente arrendamiento de vivienda será de: <text:span text:style-name="T30">id-unid-5 comenzando a contar id-unid-6. id-unid-7</text:span></text:p>
      <text:p text:style-name="P17">id-unid-8</text:p>
      <text:p text:style-name="P42"/>
      <text:p text:style-name="P48"><text:span text:style-name="T15">TERCERA</text:span><text:span text:style-name="T16">. </text:span><text:span text:style-name="T12">R</text:span><text:span text:style-name="T17">ENTA DEL ARRENDAMIENTO</text:span></text:p>
      <text:p text:style-name="P46">id-dec-27 <text:span text:style-name="T24">id-dec-new30</text:span></text:p>
      <text:p text:style-name="P46"/>
      <text:p text:style-name="P47">CUARTA. RESOLUCIÓN DEL CONTRATO</text:p>
      <text:p text:style-name="P40">El contrato podrá ser resuelto por cualquiera de las partes siempre que concurra alguna de las siguientes circunstancias:</text:p>
      <text:p text:style-name="P40">a) por el incumplimiento de las cláusulas recogidas en el presente contrato.</text:p>
      <text:p text:style-name="P39">b) impago de la renta, cantidades asimiladas o fianzas y sus correspondientes actualizaciones.</text:p>
      <text:p text:style-name="P39">c) realización de actividades molestas, insalubres, nocivas, peligrosas, y/o dar un uso distinto al inicialmente pactado.</text:p>
      <text:p text:style-name="P39">d) realización de obras sin consentimiento, o producción de daños dolosos.</text:p>
      <text:p text:style-name="P52">idunidnew1-extra-1</text:p>
      <text:p text:style-name="P41"/>
      <text:p text:style-name="P49"><text:span text:style-name="T18">Q</text:span><text:span text:style-name="T17">UINTA</text:span><text:span text:style-name="T11">.- </text:span><text:span text:style-name="T13">FIANZA</text:span></text:p>
      <text:p text:style-name="P45">id-dec-34</text:p>
      <text:p text:style-name="P44">id-dec-35</text:p>
      <text:p text:style-name="P43"/>
      <text:p text:style-name="P50"><text:span text:style-name="T12">S</text:span><text:span text:style-name="T17">EXTA</text:span><text:span text:style-name="T11">. </text:span><text:span text:style-name="T12">OBRAS</text:span></text:p>
      <text:p text:style-name="P33"><text:soft-page-break/>La parte ARRENDADORA se compromete a hacer las reparaciones necesarias para el buen uso de lo arrendado, a fin de que se encuentre siempre en perfectas condiciones de funcionamiento, asumiendo la totalidad de los gastos que fueren necesarios para tal efecto sin modificar, o elevar la cuantía pactada de renta. <text:span text:style-name="T34">id-unid-new1</text:span></text:p>
      <text:p text:style-name="P33">Se prohíbe expresamente a la parte <text:span text:style-name="T31">ARRENDATARIA</text:span> <text:span text:style-name="T34">idunidnew4-extra-1 a no hacer ningún tipo de obra o modificación de la plaza de garaje, ni la instalación de ningún mecanismo de cierre, soporte de motos o bicicletas, etc.</text:span></text:p>
      <text:p text:style-name="P33"/>
      <text:p text:style-name="P38"><text:span text:style-name="T21">SÉPTIMA</text:span><text:span text:style-name="T13">. </text:span><text:span text:style-name="T14">DERECHO DE ADQUISICIÓN</text:span></text:p>
      <text:p text:style-name="P37">id-unid-10</text:p>
      <text:p text:style-name="P36"/>
      <text:p text:style-name="P38"><text:span text:style-name="T21">OCTAVA</text:span><text:span text:style-name="T13">. </text:span><text:span text:style-name="T14">SUBARRIENDO, </text:span><text:span text:style-name="T19">SUBROGACIÓN Y</text:span><text:span text:style-name="T14"> CESIÓN</text:span></text:p>
      <text:p text:style-name="P37">id-unid-9</text:p>
      <text:p text:style-name="P35"/>
      <text:p text:style-name="P10"><text:span text:style-name="T32">NOVENA</text:span>. <text:span text:style-name="T22">NOTIFICACIONES</text:span></text:p>
      <text:p text:style-name="P14">id-unidnew-3</text:p>
      <text:p text:style-name="P15">id-unidnew-4</text:p>
      <text:p text:style-name="P14">Cada una de las Partes puede, por medio de notificación escrita enviada a la otra Parte, cambiar la dirección a la que deban mandarse cualesquiera comunicaciones.</text:p>
      <text:p text:style-name="P11"/>
      <text:p text:style-name="P8">DÉCIM<text:span text:style-name="T32">A</text:span>. <text:span text:style-name="T23">LEGISLACIÓN APLICABLE</text:span></text:p>
      <text:p text:style-name="P33">Las Partes reconocen quedar obligadas por el presente contrato, y sus efectos jurídicos, comprometiéndose a su cumplimiento de buena fe. </text:p>
      <text:p text:style-name="P33">Todo litigio relativo al presente contrato será sometido a la legislación española, especialmente a los previsto en el Código Civil. </text:p>
      <text:p text:style-name="P33"/>
      <text:p text:style-name="P34"><text:span text:style-name="T27">DECIMOSÉPTIMA</text:span>. <text:span text:style-name="T23">SUPUESTOS DE DISCREPANCIA ENTRE LAS PARTES</text:span></text:p>
      <text:p text:style-name="P20">Para cualquier litigio que surja entre las partes de la interpretación, o cumplimiento del presente contrato, éstas, se someterán a los Juzgados y Tribunales competentes, según lo establecido en los artículos 50 y siguientes de la Ley <text:s/>1/2000 de 7 de enero, de Enjuiciamiento Civil.</text:p>
      <text:p text:style-name="P20"><text:soft-page-break/>Y en señal de acuerdo con todo lo que antecede las partes firman el presente contrato de arrendamiento de habitación por duplicado y a un solo efecto en el fecha y lugar arriba indicados</text:p>
      <text:p text:style-name="P20"/>
      <text:p text:style-name="P20"/>
      <text:p text:style-name="P21">LA PARTE <text:span text:style-name="T28">ARRENDADORA</text:span> <text:s text:c="41"/>LA PARTE <text:span text:style-name="T28">ARRENDATARIA</text:span></text:p>
      <text:p text:style-name="P20"><text:line-break/></text:p>
      <text:p text:style-name="P20"><text:bookmark text:name="_GoBack"/><text:line-break/><text:line-break/><text:line-break/>........................................... <text:s text:c="55"/>...........................................</text:p>
      <text:p text:style-name="P29">________ <text:s text:c="82"/>________</text:p>
      <text:p text:style-name="P23"><text:bookmark text:name="_GoBack1"/><text:line-break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meta:editing-cycles>128</meta:editing-cycles>
    <meta:creation-date>2019-11-25T09:28:00</meta:creation-date>
    <dc:date>2020-03-23T20:20:14.867234329</dc:date>
    <meta:editing-duration>P1DT19H58M</meta:editing-duration>
    <meta:generator>LibreOffice/6.2.4.2$MacOSX_X86_64 LibreOffice_project/2412653d852ce75f65fbfa83fb7e7b669a126d64</meta:generator>
    <meta:document-statistic meta:table-count="0" meta:image-count="0" meta:object-count="0" meta:page-count="4" meta:paragraph-count="55" meta:word-count="606" meta:character-count="4298" meta:non-whitespace-character-count="35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